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xml:id="id2" draw:id="id2" draw:layer="layout" svg:width="4.343cm" svg:height="1.886cm" svg:x="11.15cm" svg:y="7.359cm">
          <text:p text:style-name="P1"><text:span text:style-name="T1">MathematicalModel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1" draw:id="id1" draw:layer="layout" svg:width="6.227cm" svg:height="1.886cm" svg:x="2.895cm" svg:y="7.351cm">
          <text:p text:style-name="P1"><text:span text:style-name="T1">OrdinaryDifferentialEquations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3" draw:id="id3" draw:layer="layout" svg:width="1.824cm" svg:height="1.886cm" svg:x="16.946cm" svg:y="7.359cm">
          <text:p text:style-name="P1"><text:span text:style-name="T1">PlugIn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1" draw:text-style-name="P3" draw:layer="layout" draw:type="line" svg:x1="9.122cm" svg:y1="8.294cm" svg:x2="11.15cm" svg:y2="8.302cm" draw:start-shape="id1" draw:start-glue-point="1" draw:end-shape="id2" draw:end-glue-point="3" svg:d="m9122 8294 2028 8">
          <text:p/>
        </draw:connector>
        <draw:connector draw:style-name="gr1" draw:text-style-name="P3" draw:layer="layout" draw:type="line" svg:x1="16.946cm" svg:y1="8.302cm" svg:x2="15.493cm" svg:y2="8.302cm" draw:start-shape="id3" draw:start-glue-point="3" draw:end-shape="id2" draw:end-glue-point="1" svg:d="m16946 8302h-1453">
          <text:p/>
        </draw:connector>
        <draw:frame draw:style-name="gr2" draw:text-style-name="P4" draw:layer="layout" svg:width="1.078cm" svg:height="0.734cm" svg:x="9.468cm" svg:y="8.362cm">
          <draw:text-box>
            <text:p><text:span text:style-name="T2">is a</text:span></text:p>
          </draw:text-box>
        </draw:frame>
        <draw:frame draw:style-name="gr2" draw:text-style-name="P4" draw:layer="layout" svg:width="1.078cm" svg:height="0.734cm" svg:x="15.768cm" svg:y="8.362cm">
          <draw:text-box>
            <text:p><text:span text:style-name="T2">is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o Lopez</meta:initial-creator>
    <meta:creation-date>2010-11-22T17:37:45</meta:creation-date>
    <meta:generator>OpenOffice/4.0.0$Win32 OpenOffice.org_project/400m3$Build-9702</meta:generator>
    <dc:date>2014-02-18T12:49:36.81</dc:date>
    <meta:editing-duration>PT3H38M49S</meta:editing-duration>
    <meta:editing-cycles>23</meta:editing-cycles>
    <meta:document-statistic meta:object-count="7"/>
  </office:meta>
</office:document-meta>
</file>